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Helvetica" fo:font-size="20pt" style:text-underline-style="solid" style:text-underline-width="auto" style:text-underline-color="font-color" officeooo:rsid="0000a012" officeooo:paragraph-rsid="0000a012" style:font-size-asian="17.5pt" style:font-size-complex="20pt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font-name="Helvetica" fo:font-size="14pt" style:text-underline-style="none" officeooo:rsid="0000a012" officeooo:paragraph-rsid="0000a012" style:font-size-asian="14pt" style:font-size-complex="14pt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font-name="Helvetica" fo:font-size="14pt" style:text-underline-style="none" officeooo:rsid="0000a012" officeooo:paragraph-rsid="0002db0b" style:font-size-asian="14pt" style:font-size-complex="14pt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style:font-name="Helvetica" fo:font-size="14pt" style:text-underline-style="none" officeooo:rsid="0000a012" officeooo:paragraph-rsid="0004505e" style:font-size-asian="14pt" style:font-size-complex="14pt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style:font-name="Helvetica" fo:font-size="14pt" style:text-underline-style="none" officeooo:rsid="00014fdb" officeooo:paragraph-rsid="00014fdb" style:font-size-asian="14pt" style:font-size-complex="14pt"/>
    </style:style>
    <style:style style:name="T1" style:family="text">
      <style:text-properties officeooo:rsid="0002db0b"/>
    </style:style>
    <style:style style:name="T2" style:family="text">
      <style:text-properties officeooo:rsid="000450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27 Iteration <text:span text:style-name="T1">3</text:span> Meeting Agenda</text:p>
      <text:list xml:id="list269574709900356889" text:style-name="L1">
        <text:list-item>
          <text:p text:style-name="P3"><text:span text:style-name="T1">Discuss </text:span><text:span text:style-name="T2">the major changes to the project directory and general conventions for the new directory structure.</text:span></text:p>
        </text:list-item>
        <text:list-item>
          <text:p text:style-name="P2"><text:span text:style-name="T2">Review the p</text:span>rogress of each pair for the current iteration.</text:p>
        </text:list-item>
        <text:list-item>
          <text:p text:style-name="P2"><text:span text:style-name="T2">Discuss any m</text:span>ajor problems <text:span text:style-name="T2">faced by</text:span> pai<text:span text:style-name="T2">rs </text:span>during the current iteration.</text:p>
        </text:list-item>
        <text:list-item>
          <text:p text:style-name="P2">Discuss code details and design for each pair <text:span text:style-name="T2">(in particular, the schema for the databases implemented this iteration)</text:span>.</text:p>
        </text:list-item>
        <text:list-item>
          <text:p text:style-name="P4"><text:span text:style-name="T2">Discuss segments of the code that may need refactoring/reviewing.</text:span></text:p>
        </text:list-item>
        <text:list-item>
          <text:p text:style-name="P4"><text:span text:style-name="T2">Prioritize important refactorings/user stories for the final project iteration.</text:span></text:p>
        </text:list-item>
        <text:list-item>
          <text:p text:style-name="P4"><text:span text:style-name="T2">Establish four independent workloads based on the previously discussed list of priorities.</text:span></text:p>
        </text:list-item>
        <text:list-item>
          <text:p text:style-name="P4"><text:span text:style-name="T2">Assign pairs for the next iteration such that pair members are familiar with the code related to their assigned workload.</text:span></text:p>
        </text:list-item>
        <text:list-item>
          <text:p text:style-name="P4"><text:span text:style-name="T2">Update the listing of user stories based on the tasks that will be completed during the final iteration week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iurej</meta:initial-creator>
    <meta:creation-date>2013-10-28T12:30:41</meta:creation-date>
    <dc:date>2013-12-07T01:27:33</dc:date>
    <dc:creator>Joseph Ciurej</dc:creator>
    <meta:editing-duration>P0D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10" meta:word-count="138" meta:character-count="861" meta:non-whitespace-character-count="742"/>
  </office:meta>
</office:document-meta>
</file>